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143f" officeooo:paragraph-rsid="0003143f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officeooo:rsid="0003143f" officeooo:paragraph-rsid="0003143f"/>
    </style:style>
    <style:style style:name="P3" style:family="paragraph" style:parent-style-name="Standard">
      <style:paragraph-properties fo:line-height="200%" fo:text-align="justify" style:justify-single-word="false"/>
      <style:text-properties style:font-name="arial" officeooo:rsid="0003143f" officeooo:paragraph-rsid="0003143f"/>
    </style:style>
    <style:style style:name="P4" style:family="paragraph" style:parent-style-name="Standard">
      <style:paragraph-properties fo:line-height="200%" fo:text-align="justify" style:justify-single-word="false"/>
      <style:text-properties style:font-name="arial" officeooo:rsid="000585d9" officeooo:paragraph-rsid="0003143f"/>
    </style:style>
    <style:style style:name="P5" style:family="paragraph" style:parent-style-name="Standard">
      <style:paragraph-properties fo:line-height="200%" fo:text-align="justify" style:justify-single-word="false"/>
      <style:text-properties officeooo:paragraph-rsid="0003143f"/>
    </style:style>
    <style:style style:name="P6" style:family="paragraph" style:parent-style-name="Standard">
      <style:paragraph-properties fo:line-height="200%" fo:text-align="justify" style:justify-single-word="false"/>
      <style:text-properties officeooo:paragraph-rsid="0003143f"/>
    </style:style>
    <style:style style:name="P7" style:family="paragraph" style:parent-style-name="Standard">
      <style:text-properties officeooo:rsid="0003143f" officeooo:paragraph-rsid="0003143f"/>
    </style:style>
    <style:style style:name="T1" style:family="text">
      <style:text-properties style:font-name="arial" officeooo:rsid="0003143f"/>
    </style:style>
    <style:style style:name="T2" style:family="text">
      <style:text-properties style:font-name="arial" officeooo:rsid="00048ced"/>
    </style:style>
    <style:style style:name="T3" style:family="text">
      <style:text-properties style:font-name="arial" officeooo:rsid="000585d9"/>
    </style:style>
    <style:style style:name="T4" style:family="text">
      <style:text-properties style:font-name="arial" fo:font-style="italic" officeooo:rsid="000585d9" style:font-style-asian="italic" style:font-style-complex="italic"/>
    </style:style>
    <style:style style:name="T5" style:family="text">
      <style:text-properties style:font-name="arial" fo:font-style="italic" officeooo:rsid="00048ced" style:font-style-asian="italic" style:font-style-complex="italic"/>
    </style:style>
    <style:style style:name="T6" style:family="text">
      <style:text-properties style:font-name="arial" officeooo:rsid="00074058"/>
    </style:style>
    <style:style style:name="T7" style:family="text">
      <style:text-properties style:font-name="arial" officeooo:rsid="00078806"/>
    </style:style>
    <style:style style:name="T8" style:family="text">
      <style:text-properties style:font-name="arial" officeooo:rsid="0007c800"/>
    </style:style>
    <style:style style:name="T9" style:family="text">
      <style:text-properties style:font-name="arial" officeooo:rsid="0009c4ce"/>
    </style:style>
    <style:style style:name="T10" style:family="text">
      <style:text-properties style:font-name="arial" officeooo:rsid="000a13f8"/>
    </style:style>
    <style:style style:name="T11" style:family="text">
      <style:text-properties style:font-name="arial" officeooo:rsid="000c06a4"/>
    </style:style>
    <style:style style:name="T12" style:family="text">
      <style:text-properties style:font-name="arial" officeooo:rsid="000e21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Diversas abordagens já foram feitas sobre o tema invasão Android, porém utilizando ferramentas e metodologias diferentes. </text:p>
      <text:p text:style-name="P5"><text:span text:style-name="T1"><text:tab/></text:span><text:span text:style-name="T2">No trabalho de Mendes, ele utiliza </text:span><text:span text:style-name="T6">uma abordagem diferente com a entidade</text:span><text:span text:style-name="T2"> <text:s/>OWASP que é um projeto aberto que é mantido pela comunidade, o seu objetivo é criar documentos, ferramentas, tecnologias e metodologias para manter a segurança de aplicações. Um dos projetos oferecidos pela </text:span><text:span text:style-name="T3">entidade</text:span><text:span text:style-name="T2"> é o OWASP </text:span><text:span text:style-name="T5">Mobile Security Protect,</text:span><text:span text:style-name="T2"> </text:span><text:span text:style-name="T3">que é responsável por oferecer recursos a desenvolvedores de aplicativos mobile para mantê-los <text:s/>seguros. O objetivo deste trabalho é detectar e analisar vulnerabilidades encontradas em aplicações mobile seguindo critérios da OWASP com o uso de ferramentas de </text:span><text:span text:style-name="T4">pentesting</text:span><text:span text:style-name="T3">.</text:span></text:p>
      <text:p text:style-name="P5"><text:span text:style-name="T3"><text:tab/></text:span><text:span text:style-name="T7">Já no projeto de </text:span><text:span text:style-name="T8">Junior</text:span><text:span text:style-name="T7">, é utilizado a ferramenta msfvenom, </text:span><text:span text:style-name="T12">com o intuito de</text:span><text:span text:style-name="T7"> realizar o ataque em um dispositivo com o sistema operacional Android </text:span><text:span text:style-name="T8">na versão 3.0</text:span><text:span text:style-name="T7">. Neste trabalho é visada a utilização do framework metaspoit para o desenvolvimento da ferramenta msfvenom, logo após um antivirus será instalado no sistema operacional para detectar o impacto do software diante de um ataque deste nível. </text:span></text:p>
      <text:p text:style-name="P5"><text:span text:style-name="T7"><text:tab/></text:span><text:span text:style-name="T10">No estudo realizado por Almeida, </text:span><text:span text:style-name="T11">foi constatado que</text:span><text:span text:style-name="T10"> com o crescente número de usuários do sistema operacional Android, a quantidade de vulnerabilidades encontradas vem crescendo de forma incansável. <text:s/></text:span><text:span text:style-name="T12">Levando isso em consideração, foi realizada uma análise e um levantamento sobre as vulnerabilidades encontradas na plataforma <text:s/>Android, tendo em vista todas essas falhas, foram pesquisadas e testadas ferramentas de proteção para ajudar a assegurar a segurança do sistema operacional.</text:span></text:p>
      <text:p text:style-name="P5"><text:span text:style-name="T12"><text:tab/></text:span></text:p>
      <text:p text:style-name="P4"><text:tab/> </text:p>
      <text:p text:style-name="P2"><text:tab/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a xlink:type="simple" xlink:href="https://www.cin.ufpe.br/~tg/2017-2/dam4-tg.pdf" text:style-name="Internet_20_link" text:visited-style-name="Visited_20_Internet_20_Link">https://www.cin.ufpe.br/~tg/2017-2/dam4-tg.pdf</text:a></text:p>
      <text:p text:style-name="P1"><text:a xlink:type="simple" xlink:href="https://bdex.eb.mil.br/jspui/bitstream/1/936/1/TCC%20Cap%20Eliezer.pdf" text:style-name="Internet_20_link" text:visited-style-name="Visited_20_Internet_20_Link">https://bdex.eb.mil.br/jspui/bitstream/1/936/1/TCC%20Cap%20Eliezer.pdf</text:a></text:p>
      <text:p text:style-name="P1"><text:a xlink:type="simple" xlink:href="https://painel.passofundo.ifsul.edu.br/uploads/arq/201603302120161378702704.pdf" text:style-name="Internet_20_link" text:visited-style-name="Visited_20_Internet_20_Link">https://painel.passofundo.ifsul.edu.br/uploads/arq/201603302120161378702704.pd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15:46:07.186045001</meta:creation-date>
    <dc:date>2020-04-12T20:41:25.745057097</dc:date>
    <meta:editing-duration>PT14M37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10" meta:word-count="240" meta:character-count="1803" meta:non-whitespace-character-count="1556"/>
  </office:meta>
</office:document-meta>
</file>